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2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2">
      <style:text-properties fo:color="#6666ff" style:font-name="Arial"/>
    </style:style>
    <style:style style:name="P5" style:family="paragraph" style:parent-style-name="Standard" style:list-style-name="L2">
      <style:paragraph-properties fo:break-before="page"/>
      <style:text-properties style:font-name="Arial"/>
    </style:style>
    <style:style style:name="T1" style:family="text">
      <style:text-properties fo:color="#0000ff"/>
    </style:style>
    <style:style style:name="T2" style:family="text">
      <style:text-properties fo:color="#6666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udienarbeit SS2014</text:p>
      <text:p text:style-name="P1"/>
      <text:list xml:id="list4359463756841676879" text:style-name="L2">
        <text:list-item>
          <text:p text:style-name="P2">Steuerelemente:</text:p>
          <text:list>
            <text:list-item>
              <text:p text:style-name="P2"><text:span text:style-name="T2">MathArtsDisp</text:span> : <text:span text:style-name="T1">Container</text:span> ?</text:p>
              <text:list>
                <text:list-item>
                  <text:p text:style-name="P2">Methoden</text:p>
                  <text:list>
                    <text:list-item>
                      <text:p text:style-name="P2"><text:span text:style-name="T1">void</text:span> ShowControls (<text:span text:style-name="T1">bool</text:span> showControls)</text:p>
                    </text:list-item>
                    <text:list-item>
                      <text:p text:style-name="P2"><text:span text:style-name="T1">Color</text:span> ColorFromVal(<text:span text:style-name="T1">int</text:span> x, <text:span text:style-name="T1">int</text:span> y, <text:span text:style-name="T1">double</text:span> val)</text:p>
                    </text:list-item>
                    <text:list-item>
                      <text:p text:style-name="P2"><text:span text:style-name="T1">Color</text:span> ColorFromVal(<text:span text:style-name="T1">int</text:span> x, <text:span text:style-name="T1">int</text:span> y, <text:span text:style-name="T1">double</text:span> val) ?!?! (beschleunigte Version)</text:p>
                    </text:list-item>
                    <text:list-item>
                      <text:p text:style-name="P2"><text:span text:style-name="T1">void</text:span> Paint(<text:span text:style-name="T1">object</text:span> sender, <text:span text:style-name="T1">PaintEventArgs</text:span> e)</text:p>
                    </text:list-item>
                    <text:list-item>
                      <text:p text:style-name="P2"><text:span text:style-name="T1">void</text:span> Paint(<text:span text:style-name="T1">object</text:span> sender, <text:span text:style-name="T1">PaintEventArgs</text:span> e) (beschleunigte Version)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403829" text:continue-numbering="true" text:style-name="L2">
        <text:list-item>
          <text:list>
            <text:list-item>
              <text:list>
                <text:list-item>
                  <text:p text:style-name="P2">Events + Implementierung</text:p>
                  <text:list>
                    <text:list-item>
                      <text:p text:style-name="P2">MouseDown</text:p>
                    </text:list-item>
                    <text:list-item>
                      <text:p text:style-name="P2">MouseMove</text:p>
                    </text:list-item>
                    <text:list-item>
                      <text:p text:style-name="P2">MouseUp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408262" text:continue-numbering="true" text:style-name="L2">
        <text:list-item>
          <text:list>
            <text:list-item>
              <text:p text:style-name="P2"><text:span text:style-name="T2">MathArtsColor</text:span> </text:p>
              <text:list>
                <text:list-item>
                  <text:p text:style-name="P2">Eigenschaften</text:p>
                  <text:list>
                    <text:list-item>
                      <text:p text:style-name="P2">Color : <text:span text:style-name="T1">Color</text:span></text:p>
                    </text:list-item>
                    <text:list-item>
                      <text:p text:style-name="P2">ColType : <text:span text:style-name="T2">Coltyp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2"/></text:p>
      <text:list xml:id="list35410002" text:continue-numbering="true" text:style-name="L2">
        <text:list-item>
          <text:list>
            <text:list-item>
              <text:list>
                <text:list-item>
                  <text:p text:style-name="P2">Enum</text:p>
                  <text:list>
                    <text:list-item>
                      <text:p text:style-name="P2"><text:span text:style-name="T2">Coltypes</text:span> (Low, High)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407780" text:continue-numbering="true" text:style-name="L2">
        <text:list-item>
          <text:list>
            <text:list-item>
              <text:list>
                <text:list-item>
                  <text:p text:style-name="P2">Events</text:p>
                  <text:list>
                    <text:list-item>
                      <text:p text:style-name="P2">ValueChanged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408575" text:continue-numbering="true" text:style-name="L2">
        <text:list-item>
          <text:list>
            <text:list-item>
              <text:list>
                <text:list-item>
                  <text:p text:style-name="P2">Forms</text:p>
                  <text:list>
                    <text:list-item>
                      <text:p text:style-name="P2">Frm_ColorSettings : <text:span text:style-name="T2">MathArtsColorSettingDialog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398060" text:continue-numbering="true" text:style-name="L2">
        <text:list-item>
          <text:list>
            <text:list-item>
              <text:p text:style-name="P4">MathArtsFunc</text:p>
              <text:list>
                <text:list-item>
                  <text:p text:style-name="P2">Eigenschaften</text:p>
                  <text:list>
                    <text:list-item>
                      <text:p text:style-name="P2">FuncType : <text:span text:style-name="T2">FuncTypes</text:span></text:p>
                    </text:list-item>
                    <text:list-item>
                      <text:p text:style-name="P2">FuncInverse : <text:span text:style-name="T1">boo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T1"/></text:p>
      <text:list xml:id="list35416537" text:continue-numbering="true" text:style-name="L2">
        <text:list-item>
          <text:list>
            <text:list-item>
              <text:list>
                <text:list-item>
                  <text:p text:style-name="P2">Enum</text:p>
                  <text:list>
                    <text:list-item>
                      <text:p text:style-name="P2"><text:span text:style-name="T2">FuncTypes</text:span> (CosSin, Gauss, Gabor)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398001" text:continue-numbering="true" text:style-name="L2">
        <text:list-item>
          <text:list>
            <text:list-item>
              <text:list>
                <text:list-item>
                  <text:p text:style-name="P2">Methoden</text:p>
                  <text:list>
                    <text:list-item>
                      <text:p text:style-name="P2"><text:span text:style-name="T1">double</text:span> GetFuncVal (int xPosition, int yPosition)</text:p>
                    </text:list-item>
                    <text:list-item>
                      <text:p text:style-name="P2"><text:span text:style-name="T1">double</text:span> GetFuncVal (int xPosition, int yPosition) ?!?! (beschleunigte Version)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399042" text:continue-numbering="true" text:style-name="L2">
        <text:list-item>
          <text:list>
            <text:list-item>
              <text:list>
                <text:list-item>
                  <text:p text:style-name="P2">Events</text:p>
                  <text:list>
                    <text:list-item>
                      <text:p text:style-name="P2">ValueChanged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5407667" text:continue-numbering="true" text:style-name="L2">
        <text:list-item>
          <text:list>
            <text:list-item>
              <text:list>
                <text:list-item>
                  <text:p text:style-name="P2">Forms</text:p>
                  <text:list>
                    <text:list-item>
                      <text:p text:style-name="P2">Frm_FuncSettings : <text:span text:style-name="T2">MathArtsFuncSettingDialog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Hauptdialoge</text:p>
          <text:list>
            <text:list-item>
              <text:p text:style-name="P2"><text:span text:style-name="T2">Frm_MathArts</text:span></text:p>
              <text:list>
                <text:list-item>
                  <text:p text:style-name="P2">Member</text:p>
                  <text:list>
                    <text:list-item>
                      <text:p text:style-name="P2">: <text:span text:style-name="T2">MathArtsDisp</text:span></text:p>
                    </text:list-item>
                    <text:list-item>
                      <text:p text:style-name="P2">: <text:span text:style-name="T1">MainMenu</text:span></text:p>
                    </text:list-item>
                  </text:list>
                </text:list-item>
                <text:list-item>
                  <text:p text:style-name="P2">Methoden</text:p>
                  <text:list>
                    <text:list-item>
                      <text:p text:style-name="P2"><text:span text:style-name="T1">void</text:span> Arbeitsfläche löschen()</text:p>
                    </text:list-item>
                    <text:list-item>
                      <text:p text:style-name="P2"><text:span text:style-name="T1">void</text:span> Demo1()</text:p>
                    </text:list-item>
                    <text:list-item>
                      <text:p text:style-name="P2"><text:span text:style-name="T1">void</text:span> Demo2()</text:p>
                    </text:list-item>
                    <text:list-item>
                      <text:p text:style-name="P2"><text:span text:style-name="T1">void</text:span> Beenden()</text:p>
                    </text:list-item>
                    <text:list-item>
                      <text:p text:style-name="P2"><text:span text:style-name="T1">void</text:span> FarbeEinfügen()</text:p>
                    </text:list-item>
                    <text:list-item>
                      <text:p text:style-name="P2"><text:span text:style-name="T1">void</text:span> FunctionEinfügen()</text:p>
                    </text:list-item>
                    <text:list-item>
                      <text:p text:style-name="P2"><text:span text:style-name="T1">void</text:span> ElementeSichbarMachen()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etting</meta:initial-creator>
    <meta:creation-date>2014-05-16T14:07:59.41</meta:creation-date>
    <meta:document-statistic meta:table-count="0" meta:image-count="0" meta:object-count="0" meta:page-count="2" meta:paragraph-count="49" meta:word-count="171" meta:character-count="1079"/>
    <dc:date>2014-05-16T15:24:39.37</dc:date>
    <dc:creator>Pascal Betting</dc:creator>
    <meta:editing-duration>PT18S</meta:editing-duration>
    <meta:editing-cycles>1</meta:editing-cycles>
    <meta:generator>OpenOffice/4.0.1$Win32 OpenOffice.org_project/401m5$Build-9714</meta:generator>
  </office:meta>
</office:document-meta>
</file>